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" svg:font-family="'Linux Libertine G'" style:font-adornments="Standard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Courier New" svg:font-family="'Courier New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a1" style:family="table">
      <style:table-properties style:width="8.465cm" table:align="margins" style:writing-mode="page"/>
    </style:style>
    <style:style style:name="Tabella1.A" style:family="table-column">
      <style:table-column-properties style:column-width="8.465cm" style:rel-column-width="65535*"/>
    </style:style>
    <style:style style:name="Tabella1.A1" style:family="table-cell">
      <style:table-cell-properties fo:padding="0.097cm" fo:border="0.05pt solid #000000"/>
    </style:style>
    <style:style style:name="P1" style:family="paragraph" style:parent-style-name="Heading_20_1">
      <style:text-properties fo:language="fr" fo:country="FR" officeooo:rsid="001d7727" officeooo:paragraph-rsid="001d7727"/>
    </style:style>
    <style:style style:name="P2" style:family="paragraph" style:parent-style-name="Standard">
      <style:text-properties officeooo:rsid="002507f7" officeooo:paragraph-rsid="002507f7"/>
    </style:style>
    <style:style style:name="P3" style:family="paragraph" style:parent-style-name="Heading_20_5">
      <style:paragraph-properties fo:text-align="start" style:justify-single-word="false"/>
      <style:text-properties fo:language="fr" fo:country="FR"/>
    </style:style>
    <style:style style:name="P4" style:family="paragraph" style:parent-style-name="Heading_20_4">
      <style:text-properties fo:language="fr" fo:country="FR"/>
    </style:style>
    <style:style style:name="P5" style:family="paragraph" style:parent-style-name="Text_20_body">
      <style:paragraph-properties fo:text-align="center" style:justify-single-word="false"/>
      <style:text-properties officeooo:paragraph-rsid="002a17a0"/>
    </style:style>
    <style:style style:name="P6" style:family="paragraph" style:parent-style-name="Text_20_body">
      <style:paragraph-properties fo:text-align="center" style:justify-single-word="false"/>
      <style:text-properties fo:font-size="11pt" fo:language="fr" fo:country="FR" fo:font-weight="normal" officeooo:rsid="002004d8" officeooo:paragraph-rsid="00215723" style:font-weight-asian="normal" style:font-weight-complex="normal"/>
    </style:style>
    <style:style style:name="P7" style:family="paragraph" style:parent-style-name="Text_20_body">
      <style:text-properties fo:language="fr" fo:country="FR" fo:font-weight="bold" officeooo:rsid="001d7727" officeooo:paragraph-rsid="001d7727" style:font-weight-asian="bold" style:font-weight-complex="bold"/>
    </style:style>
    <style:style style:name="P8" style:family="paragraph" style:parent-style-name="Text_20_body">
      <style:text-properties fo:language="fr" fo:country="FR" fo:font-weight="normal" officeooo:rsid="001d7727" officeooo:paragraph-rsid="001d7727" style:font-weight-asian="normal" style:font-weight-complex="normal"/>
    </style:style>
    <style:style style:name="P9" style:family="paragraph" style:parent-style-name="Text_20_body">
      <style:text-properties fo:language="fr" fo:country="FR" fo:font-weight="normal" officeooo:rsid="002004d8" officeooo:paragraph-rsid="002004d8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language="fr" fo:country="FR" fo:font-weight="normal" officeooo:rsid="002004d8" officeooo:paragraph-rsid="00215723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language="fr" fo:country="FR" officeooo:rsid="002004d8" officeooo:paragraph-rsid="002004d8"/>
    </style:style>
    <style:style style:name="P12" style:family="paragraph" style:parent-style-name="Text_20_body">
      <style:text-properties officeooo:rsid="00240366" officeooo:paragraph-rsid="00240366"/>
    </style:style>
    <style:style style:name="P13" style:family="paragraph" style:parent-style-name="Text_20_body">
      <style:text-properties officeooo:rsid="0024e3cb" officeooo:paragraph-rsid="0024e3cb"/>
    </style:style>
    <style:style style:name="P14" style:family="paragraph" style:parent-style-name="Text_20_body">
      <style:text-properties officeooo:rsid="002507f7" officeooo:paragraph-rsid="002507f7"/>
    </style:style>
    <style:style style:name="P15" style:family="paragraph" style:parent-style-name="Text_20_body">
      <style:text-properties officeooo:paragraph-rsid="0028bd2d"/>
    </style:style>
    <style:style style:name="P16" style:family="paragraph" style:parent-style-name="Text_20_body">
      <style:text-properties officeooo:paragraph-rsid="002a17a0"/>
    </style:style>
    <style:style style:name="P17" style:family="paragraph" style:parent-style-name="Text_20_body">
      <style:paragraph-properties fo:text-align="start" style:justify-single-word="false"/>
      <style:text-properties officeooo:rsid="002a17a0" officeooo:paragraph-rsid="002a17a0"/>
    </style:style>
    <style:style style:name="P18" style:family="paragraph" style:parent-style-name="Text_20_body">
      <style:paragraph-properties fo:text-align="center" style:justify-single-word="false"/>
      <style:text-properties officeooo:rsid="002a17a0" officeooo:paragraph-rsid="002a17a0"/>
    </style:style>
    <style:style style:name="T1" style:family="text">
      <style:text-properties officeooo:rsid="001e1178"/>
    </style:style>
    <style:style style:name="T2" style:family="text">
      <style:text-properties officeooo:rsid="00209492"/>
    </style:style>
    <style:style style:name="T3" style:family="text">
      <style:text-properties officeooo:rsid="00215723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weight="normal" style:font-weight-asian="normal" style:font-weight-complex="normal"/>
    </style:style>
    <style:style style:name="T6" style:family="text">
      <style:text-properties fo:language="fr" fo:country="FR" fo:font-weight="normal" officeooo:rsid="00215723" style:font-weight-asian="normal" style:font-weight-complex="normal"/>
    </style:style>
    <style:style style:name="T7" style:family="text">
      <style:text-properties fo:language="fr" fo:country="FR" fo:font-weight="normal" officeooo:rsid="0024e3cb" style:font-weight-asian="normal" style:font-weight-complex="normal"/>
    </style:style>
    <style:style style:name="T8" style:family="text">
      <style:text-properties fo:language="fr" fo:country="FR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fr" fo:country="FR" fo:font-style="italic" fo:font-weight="normal" officeooo:rsid="002507f7" style:font-style-asian="italic" style:font-weight-asian="normal" style:font-style-complex="italic" style:font-weight-complex="normal"/>
    </style:style>
    <style:style style:name="T10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fr" fo:country="FR" fo:font-style="normal" fo:font-weight="normal" officeooo:rsid="002507f7" style:font-style-asian="normal" style:font-weight-asian="normal" style:font-style-complex="normal" style:font-weight-complex="normal"/>
    </style:style>
    <style:style style:name="T12" style:family="text">
      <style:text-properties fo:language="fr" fo:country="FR" fo:font-style="normal" fo:font-weight="normal" officeooo:rsid="0026e2bf" style:font-style-asian="normal" style:font-weight-asian="normal" style:font-style-complex="normal" style:font-weight-complex="normal"/>
    </style:style>
    <style:style style:name="T13" style:family="text">
      <style:text-properties fo:language="fr" fo:country="FR" fo:font-style="normal" fo:font-weight="normal" officeooo:rsid="0028bd2d" style:font-style-asian="normal" style:font-weight-asian="normal" style:font-style-complex="normal" style:font-weight-complex="normal"/>
    </style:style>
    <style:style style:name="T14" style:family="text">
      <style:text-properties fo:language="fr" fo:country="FR" fo:font-style="normal" fo:font-weight="normal" officeooo:rsid="002a17a0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ntennes Intelligentes</text:h>
      <text:h text:style-name="P4" text:outline-level="4">Chapitre 1 – INTRODUCTION AUX ANTENNES INTELLIGENTES</text:h>
      <text:h text:style-name="P4" text:outline-level="4">Chapritre 2 – notions fondamentales</text:h>
      <text:p text:style-name="P7">Remarque sur les recepteurs numeriques.</text:p>
      <text:p text:style-name="P8">Tout signal modul’e *PsK, ASK, MAQ,) occupe autour de la fréquence porteuse <draw:frame draw:style-name="fr1" draw:name="Oggetto1" text:anchor-type="as-char" svg:width="0.536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une bande passante à 3db égale à 1/T, T désignant la durée d´un symbole modulé.</text:span></text:p>
      <text:p text:style-name="P9">La signal en arrivant au récepteur la signal transposé en bande de base, la fréquence minimale du convertisseur analogique-numérique doit être égale à 1/T, pour eviter interference entre symboles.</text:p>
      <text:h text:style-name="P3" text:outline-level="5">Exercise personnel 2.1 – conditions de repliement spatial</text:h>
      <text:p text:style-name="Text_20_body">Par analogie au <text:span text:style-name="T3">théorème</text:span> de Shannon établi pour l´<text:span text:style-name="T3">échantillonnage</text:span> dans le domaine temporel il existe certaine cotraintes sur la fréquence d´échantillonnage spatial pour éviter les <text:span text:style-name="T3">effet</text:span> de répliement spatial.</text:p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0"><text:span text:style-name="T2">Fréquences spatiales non ambigues pour </text:span><text:span text:style-name="T2"><draw:frame draw:style-name="fr1" draw:name="Oggetto2" text:anchor-type="as-char" svg:width="2.618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    <text:p text:style-name="P6"><text:span text:style-name="T2">et pour l´angle d´arrivée de l´onde est compris entre </text:span><text:span text:style-name="T2"><draw:frame draw:style-name="fr1" draw:name="Oggetto3" text:anchor-type="as-char" svg:width="2.729cm" svg:height="0.48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/table:table-cell>
        </table:table-row>
      </table:table>
      <text:p text:style-name="P11"/>
      <text:p text:style-name="Text_20_body">En faissant un raisonnement identique pour <text:span text:style-name="T4">faire un raisonnement identique au cas de l’échantillonnage temporel afin de déterminer, en fonction de la valeur de la longueur d’onde λ, les conditions nécessaires sur l’espacement inter-élément d afin d’assurer une<text:line-break/>condition de non-repliement spatial. <text:s/></text:span><text:span text:style-name="T6"><text:line-break/></text:span></text:p>
      <text:p text:style-name="P12"><text:span text:style-name="T5">L’ antenne es constitué pour </text:span><text:span text:style-name="T8">n</text:span><text:span text:style-name="T10"> capteurs d´indice </text:span><text:span text:style-name="T8">i </text:span><text:span text:style-name="T10"><text:s/>que</text:span><text:span text:style-name="T5"> </text:span><text:span text:style-name="T5"><draw:frame draw:style-name="fr1" draw:name="Oggetto4" text:anchor-type="as-char" svg:width="2.18cm" svg:height="0.48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on a donc une suite </text:span><text:span text:style-name="T7">spatiale</text:span><text:span text:style-name="T5"> d´échantillon à la </text:span><text:span text:style-name="T7">difference de une suite temporelle.</text:span></text:p>
      <text:p text:style-name="P13"><text:span text:style-name="T5">Ces échantillons correspondent aux entiers </text:span><text:span text:style-name="T8">i</text:span><text:span text:style-name="T10"> variant de </text:span><text:span text:style-name="T10"><draw:frame draw:style-name="fr1" draw:name="Oggetto5" text:anchor-type="as-char" svg:width="1.737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0">.</text:span></text:p>
      <text:p text:style-name="P15"><text:span text:style-name="T11">Cet échantillonage est ici périodique car les capterurs sont équidistants. La période spatiales d´échantillonage est égale à la distance </text:span><text:span text:style-name="T9">d</text:span><text:span text:style-name="T11"> entre capteurs adjacents, dont la fréquence de échantillonage est bien 1/</text:span><text:span text:style-name="T9">d </text:span><text:span text:style-name="T11">et la pulsation associée vaut ainsi </text:span><text:span text:style-name="T11"><draw:frame draw:style-name="fr1" draw:name="Oggetto6" text:anchor-type="as-char" svg:width="1.134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1">.</text:span></text:p>
      <text:p text:style-name="P16"><text:span text:style-name="T11"><text:s/></text:span><text:span text:style-name="T12">L</text:span><text:span text:style-name="T13">e</text:span><text:span text:style-name="T12"> théorème de Shannon-Nyquist</text:span><text:span text:style-name="T13">s </text:span><text:span text:style-name="T14">pour une signal échantilloné espatialement est la suivant</text:span></text:p>
      <text:p text:style-name="P5"><text:span text:style-name="T14"><draw:frame draw:style-name="fr1" draw:name="Oggetto7" text:anchor-type="as-char" svg:width="1.335cm" svg:height="1.00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7"><text:span text:style-name="T10">soit :</text:span></text:p>
      <text:p text:style-name="P18"><text:span text:style-name="T10"><draw:frame draw:style-name="fr1" draw:name="Oggetto8" text:anchor-type="as-char" svg:width="1.251cm" svg:height="1.00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"><text:span text:style-name="T10"/></text:p>
      <text:p text:style-name="P1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" svg:font-family="'Linux Libertine G'" style:font-adornments="Standard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Courier New" svg:font-family="'Courier New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Linux Libertine G" fo:font-family="'Linux Libertine G'" style:font-style-name="Standard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071cm">
          <style:column style:rel-width="4819*" fo:start-indent="0cm" fo:end-indent="0.035cm"/>
          <style:column style:rel-width="4819*" fo:start-indent="0.035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2:34:16.464000000</meta:creation-date>
    <meta:generator>LibreOffice/5.1.5.2$Windows_x86 LibreOffice_project/7a864d8825610a8c07cfc3bc01dd4fce6a9447e5</meta:generator>
    <meta:editing-duration>PT21H19M20S</meta:editing-duration>
    <meta:editing-cycles>3</meta:editing-cycles>
    <dc:date>2016-10-18T19:57:33.629000000</dc:date>
    <meta:document-statistic meta:table-count="1" meta:image-count="0" meta:object-count="8" meta:page-count="1" meta:paragraph-count="18" meta:word-count="250" meta:character-count="1700" meta:non-whitespace-character-count="1456"/>
    <meta:template xlink:type="simple" xlink:actuate="onRequest" xlink:title="Modern" xlink:href="../../../../../../Program%20Files%20(x86)/LibreOffice%205/share/template/common/styles/Modern.ott" meta:date="2016-10-17T12:34:15.011000000"/>
  </office:meta>
</office:document-meta>
</file>

<file path=Object 1/content.xml><?xml version="1.0" encoding="utf-8"?>
<math xmlns="http://www.w3.org/1998/Math/MathML" display="block">
  <semantics>
    <msub>
      <mi>f</mi>
      <mn>0</mn>
    </msub>
    <annotation encoding="StarMath 5.0">f_0</annotation>
  </semantics>
</math>
</file>

<file path=Object 2/content.xml><?xml version="1.0" encoding="utf-8"?>
<math xmlns="http://www.w3.org/1998/Math/MathML" display="block">
  <semantics>
    <mrow>
      <mrow>
        <mrow>
          <mo stretchy="false">−</mo>
          <mi mathvariant="normal">π</mi>
        </mrow>
        <mo stretchy="false">/</mo>
        <mn>2</mn>
      </mrow>
      <mo stretchy="false">≤</mo>
      <mi mathvariant="normal">ϕ</mi>
      <mo stretchy="false">≤</mo>
      <mrow>
        <mi mathvariant="normal">π</mi>
        <mo stretchy="false">/</mo>
        <mn>2</mn>
      </mrow>
    </mrow>
    <annotation encoding="StarMath 5.0">-%pi/2 &lt;= %phi &lt;= %pi/2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n>1</mn>
        </mrow>
        <mo stretchy="false">/</mo>
        <mn>2</mn>
      </mrow>
      <mo stretchy="false">≤</mo>
      <mi>u</mi>
      <mo stretchy="false">≤</mo>
      <mrow>
        <mn>1</mn>
        <mo stretchy="false">/</mo>
        <mn>2</mn>
      </mrow>
    </mrow>
    <annotation encoding="StarMath 5.0">-1/2 &lt;= u &lt;= 1/2
</annotation>
  </semantics>
</math>
</file>

<file path=Object 4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0,</mn>
            <mrow>
              <mi>N</mi>
              <mo stretchy="false">−</mo>
              <mn>1</mn>
            </mrow>
          </mrow>
        </mrow>
        <mo fence="true" stretchy="false">]</mo>
      </mrow>
    </mrow>
    <annotation encoding="StarMath 5.0">i in [ 0,N-1 ]
</annotation>
  </semantics>
</math>
</file>

<file path=Object 5/content.xml><?xml version="1.0" encoding="utf-8"?>
<math xmlns="http://www.w3.org/1998/Math/MathML" display="block">
  <semantics>
    <mrow>
      <mrow>
        <mo stretchy="false">−</mo>
        <mi mathvariant="normal">∞</mi>
      </mrow>
      <mrow>
        <mi>à</mi>
        <mo stretchy="false">+</mo>
        <mi mathvariant="normal">∞</mi>
      </mrow>
    </mrow>
    <annotation encoding="StarMath 5.0">- infinity à + infinity


</annotation>
  </semantics>
</math>
</file>

<file path=Object 6/content.xml><?xml version="1.0" encoding="utf-8"?>
<math xmlns="http://www.w3.org/1998/Math/MathML" display="block">
  <semantics>
    <mrow>
      <mn>2</mn>
      <mrow>
        <mi mathvariant="normal">π</mi>
        <mo stretchy="false">/</mo>
        <mi>d</mi>
      </mrow>
    </mrow>
    <annotation encoding="StarMath 5.0">2%pi/d
</annotation>
  </semantics>
</math>
</file>

<file path=Object 7/content.xml><?xml version="1.0" encoding="utf-8"?>
<math xmlns="http://www.w3.org/1998/Math/MathML" display="block">
  <semantics>
    <mrow>
      <mfrac>
        <mn>1</mn>
        <mi>d</mi>
      </mfrac>
      <mo stretchy="false">≥</mo>
      <mfrac>
        <mn>2</mn>
        <msub>
          <mi mathvariant="normal">λ</mi>
          <mn>0</mn>
        </msub>
      </mfrac>
    </mrow>
    <annotation encoding="StarMath 5.0">1 over d &gt;= 2 over %lambda_0</annotation>
  </semantics>
</math>
</file>

<file path=Object 8/content.xml><?xml version="1.0" encoding="utf-8"?>
<math xmlns="http://www.w3.org/1998/Math/MathML" display="block">
  <semantics>
    <mrow>
      <mi>d</mi>
      <mo stretchy="false">≤</mo>
      <mfrac>
        <msub>
          <mi mathvariant="normal">λ</mi>
          <mn>0</mn>
        </msub>
        <mn>2</mn>
      </mfrac>
    </mrow>
    <annotation encoding="StarMath 5.0">d &lt;= %lambda_0 over 2</annotation>
  </semantics>
</math>
</file>